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line-height="150%" style:writing-mode="page"/>
    </style:style>
    <style:style style:name="P2" style:family="paragraph" style:parent-style-name="Preformatted_20_Text">
      <style:paragraph-properties fo:line-height="150%" fo:text-align="center" style:justify-single-word="false" style:writing-mode="page"/>
    </style:style>
    <style:style style:name="P3" style:family="paragraph" style:parent-style-name="Preformatted_20_Text">
      <style:paragraph-properties fo:line-height="150%" fo:text-align="justify" style:justify-single-word="false" style:writing-mode="page"/>
    </style:style>
    <style:style style:name="T1" style:family="text">
      <style:text-properties officeooo:rsid="000d0fa4"/>
    </style:style>
    <style:style style:name="T2" style:family="text">
      <style:text-properties officeooo:rsid="00108a01"/>
    </style:style>
    <style:style style:name="T3" style:family="text">
      <style:text-properties officeooo:rsid="00176e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ux Container</text:p>
      <text:p text:style-name="P1"/>
      <text:p text:style-name="P3"><text:tab/>Linux Container (LXC) merupakan <text:span text:style-name="T1">virtualisasi pada level system operasi. Yang dimana bertujuan untuk mengisolasi Linux System (containers) pada control host (system linux milik kita) menggunakan single kernel. Jadi Linux Container tidak benar” membuat virtual machine, tapi hanya membuat virtual environment seolah olah kita memiliki banyak sistem operasi pada satu mesin.</text:span></text:p>
      <text:p text:style-name="P3"><text:tab/><text:span text:style-name="T2">Linux Kernel menyediakan cgroups yang berfungsi untuk limitation dan prioritization resouce seperti CPU, memory, block I/O, network, dll tanpa perlu menjalankan virtual machine (misal menjalankan virtualbox), dan juga namespace isolation yang berfungsi secara penuh mengisolasi applications view of the operating environment, including process trees, networking, user IDs, dan mounted file system. </text:span></text:p>
      <text:p text:style-name="P3"><text:tab/><text:span text:style-name="T3">LXC mengkombinasikan cgroups dan dukungan untuk namespace isolation untuk menyediakan isolated environment untuk application. Docker dapat menggunakan LXC sebagai execution drivers, enabling image management and menyediakan deployment ser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3:38:58.174788038</meta:creation-date>
    <dc:date>2017-02-23T21:01:37.817378496</dc:date>
    <meta:editing-duration>PT37M45S</meta:editing-duration>
    <meta:editing-cycles>13</meta:editing-cycles>
    <meta:generator>LibreOffice/5.3.0.3$Linux_X86_64 LibreOffice_project/30m0$Build-3</meta:generator>
    <meta:document-statistic meta:table-count="0" meta:image-count="0" meta:object-count="0" meta:page-count="1" meta:paragraph-count="4" meta:word-count="131" meta:character-count="1031" meta:non-whitespace-character-count="900"/>
  </office:meta>
</office:document-meta>
</file>